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position="0% 100%" fo:font-weight="bold" style:font-weight-asian="bold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2">
      <style:text-properties style:text-position="0% 100%" fo:font-style="normal" officeooo:rsid="00125f85" officeooo:paragraph-rsid="00125f85" style:font-style-asian="normal" style:font-style-complex="normal"/>
    </style:style>
    <style:style style:name="P14" style:family="paragraph" style:parent-style-name="Standard" style:list-style-name="L3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weight="normal" style:font-weight-asian="normal" style:font-weight-complex="normal"/>
    </style:style>
    <style:style style:name="P17" style:family="paragraph" style:parent-style-name="Standard" style:list-style-name="L5">
      <style:text-properties fo:font-weight="normal" style:font-weight-asian="normal" style:font-weight-complex="normal"/>
    </style:style>
    <style:style style:name="P18" style:family="paragraph" style:parent-style-name="Standard" style:list-style-name="L7"/>
    <style:style style:name="P19" style:family="paragraph" style:parent-style-name="Standard">
      <style:text-properties officeooo:paragraph-rsid="00179ff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officeooo:rsid="0015285f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officeooo:rsid="0015285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382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near homogeneous recurrence relations</text:p>
      <text:p text:style-name="Standard"/>
      <text:p text:style-name="P5">Solution to a linear homogeneous recurrence relation of order k</text:p>
      <text:p text:style-name="Standard">The solution to a linear homogeneous recurrence relation of order <text:span text:style-name="T1">k, </text:span><text:span text:style-name="T1"><draw:frame draw:style-name="fr1" draw:name="Object2" text:anchor-type="as-char" svg:y="-0.1484in" svg:width="2.1339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with the characteristic equation <draw:frame draw:style-name="fr1" draw:name="Object3" text:anchor-type="as-char" svg:y="-0.172in" svg:width="1.9811in" svg:height="0.23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is a function of the roots of the characteristic equation. Specifically,</text:p>
      <text:list xml:id="list797364466241248398" text:style-name="L1">
        <text:list-item>
          <text:p text:style-name="P11">If the roots are distinct, the solution is <draw:frame draw:style-name="fr1" draw:name="Object1" text:anchor-type="as-char" svg:y="-0.172in" svg:width="1.7728in" svg:height="0.23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where <draw:frame draw:style-name="fr1" draw:name="Object4" text:anchor-type="as-char" svg:y="-0.1484in" svg:width="0.875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are constants and <draw:frame draw:style-name="fr1" draw:name="Object5" text:anchor-type="as-char" svg:y="-0.1484in" svg:width="0.7693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are the distinct roots of the above characteristic equation</text:p>
        </text:list-item>
      </text:list>
      <text:list xml:id="list6899738106105553861" text:style-name="L2">
        <text:list-item>
          <text:p text:style-name="P12">If the roots are not distinct, the solution is <draw:frame draw:style-name="fr1" draw:name="Object6" text:anchor-type="as-char" svg:y="-0.172in" svg:width="2.1689in" svg:height="0.23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where r<text:span text:style-name="T2">0</text:span><text:span text:style-name="T5"> is the indistinct root and m is the multiplicity of r</text:span><text:span text:style-name="T2">0</text:span><text:span text:style-name="T5">.</text:span></text:p>
        </text:list-item>
        <text:list-item>
          <text:p text:style-name="P12"><text:span text:style-name="T5">More generally if the characteristic equation has </text:span><text:span text:style-name="T6">t</text:span><text:span text:style-name="T7"> distinct roots </text:span><text:span text:style-name="T7"><draw:frame draw:style-name="fr1" draw:name="Object7" text:anchor-type="as-char" svg:y="-0.1484in" svg:width="0.752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with multiplicities </text:span><text:span text:style-name="T7"><draw:frame draw:style-name="fr1" draw:name="Object8" text:anchor-type="as-char" svg:y="-0.1484in" svg:width="0.8972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respectively, so that </text:span><text:span text:style-name="T7"><draw:frame draw:style-name="fr1" draw:name="Object9" text:anchor-type="as-char" svg:y="-0.1484in" svg:width="0.4547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for </text:span><text:span text:style-name="T7"><draw:frame draw:style-name="fr1" draw:name="Object11" text:anchor-type="as-char" svg:y="-0.1484in" svg:width="0.5492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and </text:span><text:span text:style-name="T7"><draw:frame draw:style-name="fr1" draw:name="Object10" text:anchor-type="as-char" svg:y="-0.1484in" svg:width="1.2098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, the solution is </text:span><text:span text:style-name="T7"><draw:frame draw:style-name="fr1" draw:name="Object12" text:anchor-type="as-char" svg:y="-0.489in" svg:width="2.4602in" svg:height="0.957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13">The constants of the solutions are solved by using the initial conditions of the linear homogeneous recurrence relation.</text:p>
        </text:list-item>
      </text:list>
      <text:p text:style-name="Standard"/>
      <text:p text:style-name="Standard"/>
      <text:p text:style-name="P7">How does one get the characteristic equation associated with a linear homogeneous recurrence relation?</text:p>
      <text:p text:style-name="P9">It has been observed that solutions to linear homogeneous recurrence relations are of the form <text:span text:style-name="T4"><draw:frame draw:style-name="fr1" draw:name="Object13" text:anchor-type="as-char" svg:y="-0.172in" svg:width="0.3437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5"> </text:span><text:span text:style-name="T9">(can be easily proved by induction)</text:span><text:span text:style-name="T5"> where </text:span><text:span text:style-name="T5"><draw:frame draw:style-name="fr1" draw:name="Object14" text:anchor-type="as-char" svg:y="-0.1484in" svg:width="0.1543in" svg:height="0.1839in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5"> is a non-zero real number. The characteristic equation is got by substituting the same in the recurrence relation.</text:span></text:p>
      <text:p text:style-name="P6"/>
      <text:p text:style-name="P4">Examples</text:p>
      <text:p text:style-name="P2">Care must be taken to avoid over-counting. Over-counting can occur as a result of counting the same occurrence in more than over term of the RHS of the recurrence relation. Intuitively the intersection of each term should be an empty set.</text:p>
      <text:p text:style-name="P2"/>
      <text:p text:style-name="P3">Fibonacci numbers</text:p>
      <text:list xml:id="list3793271726388151227" text:style-name="L3">
        <text:list-header>
          <text:p text:style-name="P14"><draw:frame draw:style-name="fr1" draw:name="Object21" text:anchor-type="as-char" svg:y="-0.4346in" svg:width="5.239in" svg:height="0.83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header>
      </text:list>
      <text:p text:style-name="P1"/>
      <text:p text:style-name="P3">The number of ways we can cover a 2*n chessboard with 2*1 and 1*2 dominoes</text:p>
      <text:p text:style-name="P1"><draw:frame draw:style-name="fr1" draw:name="Object22" text:anchor-type="as-char" svg:y="-0.4346in" svg:width="7.111in" svg:height="0.83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>i.e., it is the number of ways to cover the 2*(n-1) chessboard and cover the remaining column(with one vertical tile) + the number of ways to cover the 2*(n-2) chessboard and cover the remaining two columns without overlapping with the previous case (with 2 horizontal tiles).</text:p>
      <text:p text:style-name="P1"/>
      <text:p text:style-name="P3">Covering a 2*n chessboard with 1*1 and L shaped tiles</text:p>
      <text:p text:style-name="P1"><text:soft-page-break/><draw:frame draw:style-name="fr1" draw:name="Object24" text:anchor-type="as-char" svg:y="-0.4346in" svg:width="6.8626in" svg:height="0.8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>i.e., it is the number of ways to cover the 2*(n-1) chessboard and cover the remaining column(using 2 small tiles) + the number of ways to cover the 2*(n-2) chessboard and cover the remaining two columns without overlapping on the previous case(4 ways using one small tile and one large one) + the number of ways to cover the 2*(n-3) chessboard and cover the remaining three columns without overlapping on the previous 2 cases(2 ways using 2 large tiles)</text:p>
      <text:p text:style-name="P1"/>
      <text:p text:style-name="P3">The number of legal expressions without parentheses(Allowed operators: +, -, *, /)</text:p>
      <text:p text:style-name="P1"><draw:frame draw:style-name="fr1" draw:name="Object23" text:anchor-type="as-char" svg:y="-0.4425in" svg:width="7.0146in" svg:height="0.85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i.e., The number of ways expressions can be formed with n-1 symbols and and n'th symbol(One each for 0, 1, …, 9 as the n'th symbol) + the number of ways expressions can be formed with n-2 symbols and the &lt;n-1'th, n'th&gt; symbol(One each for <text:span text:style-name="T11">+0, </text:span>+1, …, +9, -0, -1, …, -9, -0, *1, …, *9, *0, \1, …, \9 for the n-1'th and n'th symbol)</text:p>
      <text:p text:style-name="P1">Note that there is no need to exclude any count due to overlapping as the second case with a operator in the n-1'th place never overlaps the first case which has a digit in the n-1'th place</text:p>
      <text:p text:style-name="P1"/>
      <text:p text:style-name="P7">Number of binary strings of length n with no consecutive zeroes</text:p>
      <text:p text:style-name="P19"><text:span text:style-name="T10"><draw:frame draw:style-name="fr1" draw:name="Object25" text:anchor-type="as-char" svg:y="-0.4346in" svg:width="6.5744in" svg:height="0.8346in" draw:z-index="2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9"><text:span text:style-name="T10">i.e., The number of sequences of length n with no consecutive 0's </text:span></text:p>
      <text:list xml:id="list1073588831386566975" text:style-name="L4">
        <text:list-header>
          <text:p text:style-name="P16">= The number of such sequences with 1 in the n'th position </text:p>
          <text:list>
            <text:list-header>
              <text:p text:style-name="P16">+ The number of such sequences with 0 in the n'th position</text:p>
            </text:list-header>
          </text:list>
        </text:list-header>
      </text:list>
      <text:p text:style-name="P9">The number of sequences with no consecutive zeroes with 1 in the n'th position </text:p>
      <text:p text:style-name="P9"><text:tab/>= The number of such sequences of length 'n – 1' with 1 appended to the n'th position</text:p>
      <text:p text:style-name="P9">The number of sequences with no consecutive zeroes with 0 in the n'th position </text:p>
      <text:p text:style-name="P9"><text:tab/>= The number os such sequences with no 0 in the n-1'th position </text:p>
      <text:p text:style-name="P9"><text:tab/>= The number of such sequences of length 'n-2' with 10 appended to the n'th position</text:p>
      <text:p text:style-name="P9"/>
      <text:p text:style-name="P7">Number of strings of length n with no consecutive a's formed with a, b, c</text:p>
      <text:p text:style-name="P9"><draw:frame draw:style-name="fr1" draw:name="Object26" text:anchor-type="as-char" svg:y="-0.4346in" svg:width="6.5154in" svg:height="0.8346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>i.e. The number of strings of length n with no consecutive a's </text:p>
      <text:list xml:id="list8233796326150709038" text:style-name="L5">
        <text:list-header>
          <text:p text:style-name="P17">= the number of such strings with 'a' in the n'th position </text:p>
          <text:list>
            <text:list-header>
              <text:p text:style-name="P17">+ number of such strings with 'b' in the n'th position </text:p>
              <text:p text:style-name="P17">+ number of such strings with 'c' in the n'th position</text:p>
            </text:list-header>
          </text:list>
        </text:list-header>
      </text:list>
      <text:p text:style-name="P9">The number of strings with no consecutive a's of length 'n' with 'a' in the n'th position </text:p>
      <text:p text:style-name="P9"><text:tab/>= Number of such strings which do not have 'a' in the n-1'th position </text:p>
      <text:p text:style-name="P9"><text:tab/>= Number of such strings of length n-2 appended with one of 'ba' or 'ca' </text:p>
      <text:p text:style-name="P9"><text:tab/>= 2a<text:span text:style-name="T2">n-2</text:span></text:p>
      <text:p text:style-name="P6">The number of strings with no consecutive a's of length n with 'b' or 'c' in the n'th position </text:p>
      <text:p text:style-name="P6"><text:tab/>= Number of such strings of length n – 1 appended with 'b' or 'c' </text:p>
      <text:p text:style-name="P6"><text:soft-page-break/><text:tab/>= a<text:span text:style-name="T2">n - 1</text:span> + a<text:span text:style-name="T2">n - 1</text:span></text:p>
      <text:p text:style-name="P6"/>
      <text:p text:style-name="P7">Compound interest</text:p>
      <text:p text:style-name="P9"><draw:frame draw:style-name="fr1" draw:name="Object28" text:anchor-type="as-char" svg:y="-0.339in" svg:width="6.6634in" svg:height="0.642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>The amount after n time periods is the amount after n time periods + the interest on the amount after n-1 time periods</text:p>
      <text:p text:style-name="P3"/>
      <text:p text:style-name="P1"/>
      <text:p text:style-name="P3">The number of subsets of the set of natural number which do no contain consecutive numbers</text:p>
      <text:p text:style-name="P1">Consider a typical subset, A, of S<text:span text:style-name="T2">n</text:span> = { 1, 2, …, n} which does not contain any consecutive numbers. Any such subset can be characterized as</text:p>
      <text:list xml:id="list7159461116717810205" text:style-name="L6">
        <text:list-item>
          <text:p text:style-name="P15">Not containing n</text:p>
        </text:list-item>
        <text:list-item>
          <text:p text:style-name="P15">Containing n</text:p>
        </text:list-item>
      </text:list>
      <text:p text:style-name="P1">As all subsets of S<text:span text:style-name="T2">n</text:span> are characterized here, a count of the number of instances of the above two cases should gives us the total count. </text:p>
      <text:list xml:id="list7944289289833513412" text:style-name="L7">
        <text:list-header>
          <text:p text:style-name="P18"><text:span text:style-name="T8">If a typical subset does not contain n, a count of such instances is the same as the count of the number of subsets of S</text:span><text:span text:style-name="T3">n-1</text:span><text:span text:style-name="T8"> </text:span></text:p>
          <text:p text:style-name="P18">If a typical subset does contain n, it does not contain n–1 and all such subsets can be obtained by appending a n to all subsets of S<text:span text:style-name="T3">n-2</text:span></text:p>
        </text:list-header>
      </text:list>
      <text:p text:style-name="P1"><draw:frame draw:style-name="fr1" draw:name="Object30" text:anchor-type="as-char" svg:y="-0.4346in" svg:width="6.3165in" svg:height="0.8346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11T13:24:26</meta:creation-date>
    <dc:date>2013-10-01T07:05:06</dc:date>
    <dc:creator>Kempa </dc:creator>
    <meta:editing-duration>PT3H46M13S</meta:editing-duration>
    <meta:editing-cycles>9</meta:editing-cycles>
    <meta:generator>LibreOffice/4.0.2.2$Linux_x86 LibreOffice_project/400m0$Build-2</meta:generator>
    <meta:document-statistic meta:table-count="0" meta:image-count="0" meta:object-count="22" meta:page-count="3" meta:paragraph-count="57" meta:word-count="925" meta:character-count="5014" meta:non-whitespace-character-count="4123"/>
  </office:meta>
</office:document-meta>
</file>

<file path=Object 1/content.xml><?xml version="1.0" encoding="utf-8"?>
<math xmlns="http://www.w3.org/1998/Math/MathML">
  <semantics>
    <mrow>
      <mrow>
        <msub>
          <mi>a</mi>
          <mi>n</mi>
        </msub>
        <mo stretchy="false">=</mo>
        <msub>
          <mi>c</mi>
          <mn>1</mn>
        </msub>
      </mrow>
      <mrow>
        <msub>
          <mi>a</mi>
          <mrow>
            <mrow>
              <mi>n</mi>
              <mo stretchy="false">−</mo>
              <mn>1</mn>
            </mrow>
          </mrow>
        </msub>
        <mo stretchy="false">+</mo>
        <msub>
          <mi>c</mi>
          <mn>2</mn>
        </msub>
      </mrow>
      <mrow>
        <mrow>
          <msub>
            <mi>a</mi>
            <mrow>
              <mrow>
                <mi>n</mi>
                <mo stretchy="false">−</mo>
                <mn>2</mn>
              </mrow>
            </mrow>
          </msub>
          <mo stretchy="false">+</mo>
          <mi>…</mi>
        </mrow>
        <mo stretchy="false">+</mo>
        <msub>
          <mi>c</mi>
          <mi>k</mi>
        </msub>
      </mrow>
      <msub>
        <mi>a</mi>
        <mrow>
          <mrow>
            <mi>n</mi>
            <mo stretchy="false">−</mo>
            <mi>k</mi>
          </mrow>
        </mrow>
      </msub>
    </mrow>
    <annotation encoding="StarMath 5.0">a_n = c_1 a_{n-1} + c_2 a_{n-2} + … + c_k a_{n-k}</annotation>
  </semantics>
</math>
</file>

<file path=Object 10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t</mi>
      </mrow>
    </mrow>
    <annotation encoding="StarMath 5.0">1 le i le t</annotation>
  </semantics>
</math>
</file>

<file path=Object 11/content.xml><?xml version="1.0" encoding="utf-8"?>
<math xmlns="http://www.w3.org/1998/Math/MathML">
  <semantics>
    <mrow>
      <mrow>
        <mrow>
          <msub>
            <mi>m</mi>
            <mn>1</mn>
          </msub>
          <mo stretchy="false">+</mo>
          <msub>
            <mi>m</mi>
            <mn>2</mn>
          </msub>
        </mrow>
        <mo stretchy="false">+</mo>
        <mi>…</mi>
      </mrow>
      <mrow>
        <msub>
          <mi>m</mi>
          <mi>t</mi>
        </msub>
        <mo stretchy="false">=</mo>
        <mi>k</mi>
      </mrow>
    </mrow>
    <annotation encoding="StarMath 5.0">m_1 + m_2 + … m_t = k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a</mi>
                <mi>n</mi>
              </msub>
              <mo stretchy="false">=</mo>
              <mrow>
                <mo stretchy="false">(</mo>
                <mrow>
                  <mrow>
                    <msub>
                      <mo stretchy="false">α</mo>
                      <mn>1,0</mn>
                    </msub>
                    <mo stretchy="false">+</mo>
                    <msub>
                      <mo stretchy="false">α</mo>
                      <mn>1,1</mn>
                    </msub>
                  </mrow>
                  <mrow>
                    <mrow>
                      <mi>n</mi>
                      <mo stretchy="false">+</mo>
                      <mi>…</mi>
                    </mrow>
                    <mo stretchy="false">+</mo>
                    <msub>
                      <mo stretchy="false">α</mo>
                      <mrow>
                        <mn>1,</mn>
                        <mrow>
                          <msub>
                            <mi>m</mi>
                            <mn>1</mn>
                          </msub>
                          <mo stretchy="false">−</mo>
                          <mn>1</mn>
                        </mrow>
                      </mrow>
                    </msub>
                  </mrow>
                  <msup>
                    <mi>n</mi>
                    <mrow>
                      <msub>
                        <mi>m</mi>
                        <mn>1</mn>
                      </msub>
                      <mi>–</mi>
                      <mn>1</mn>
                    </mrow>
                  </msup>
                </mrow>
                <mo stretchy="false">)</mo>
              </mrow>
            </mrow>
            <msubsup>
              <mi>r</mi>
              <mn>1</mn>
              <mi>n</mi>
            </msubsup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sub>
                      <mo stretchy="false">α</mo>
                      <mn>2,0</mn>
                    </msub>
                    <mo stretchy="false">+</mo>
                    <msub>
                      <mo stretchy="false">α</mo>
                      <mn>2,1</mn>
                    </msub>
                  </mrow>
                  <mrow>
                    <mrow>
                      <mi>n</mi>
                      <mo stretchy="false">+</mo>
                      <mi>…</mi>
                    </mrow>
                    <mo stretchy="false">+</mo>
                    <msub>
                      <mo stretchy="false">α</mo>
                      <mrow>
                        <mn>2,</mn>
                        <mrow>
                          <msub>
                            <mi>m</mi>
                            <mn>2</mn>
                          </msub>
                          <mo stretchy="false">−</mo>
                          <mn>1</mn>
                        </mrow>
                      </mrow>
                    </msub>
                  </mrow>
                  <msup>
                    <mi>n</mi>
                    <mrow>
                      <msub>
                        <mi>m</mi>
                        <mn>2</mn>
                      </msub>
                      <mi>–</mi>
                      <mn>1</mn>
                    </mrow>
                  </msup>
                </mrow>
                <mo stretchy="false">)</mo>
              </mrow>
            </mrow>
            <msubsup>
              <mi>r</mi>
              <mn>2</mn>
              <mi>n</mi>
            </msubsup>
          </mrow>
        </mtd>
      </mtr>
      <mtr>
        <mtd>
          <mrow>
            <mrow>
              <mo stretchy="false">+</mo>
              <mn>...</mn>
            </mrow>
          </mrow>
        </mtd>
      </mtr>
      <mtr>
        <mtd>
          <mrow>
            <mrow>
              <mo stretchy="false">+</mo>
              <mrow>
                <mo stretchy="false">(</mo>
                <mrow>
                  <mrow>
                    <msub>
                      <mo stretchy="false">α</mo>
                      <mrow>
                        <mi>t</mi>
                        <mi>,</mi>
                        <mn>0</mn>
                      </mrow>
                    </msub>
                    <mo stretchy="false">+</mo>
                    <msub>
                      <mo stretchy="false">α</mo>
                      <mrow>
                        <mi>t</mi>
                        <mi>,</mi>
                        <mn>1</mn>
                      </mrow>
                    </msub>
                  </mrow>
                  <mrow>
                    <mrow>
                      <mi>n</mi>
                      <mo stretchy="false">+</mo>
                      <mi>…</mi>
                    </mrow>
                    <mo stretchy="false">+</mo>
                    <msub>
                      <mo stretchy="false">α</mo>
                      <mrow>
                        <mi>t</mi>
                        <mi>,</mi>
                        <mrow>
                          <msub>
                            <mi>m</mi>
                            <mi>t</mi>
                          </msub>
                          <mo stretchy="false">−</mo>
                          <mn>1</mn>
                        </mrow>
                      </mrow>
                    </msub>
                  </mrow>
                  <msup>
                    <mi>n</mi>
                    <mrow>
                      <msub>
                        <mi>m</mi>
                        <mi>t</mi>
                      </msub>
                      <mi>–</mi>
                      <mn>1</mn>
                    </mrow>
                  </msup>
                </mrow>
                <mo stretchy="false">)</mo>
              </mrow>
            </mrow>
            <msubsup>
              <mi>r</mi>
              <mi>t</mi>
              <mi>n</mi>
            </msubsup>
          </mrow>
        </mtd>
      </mtr>
    </mtable>
    <annotation encoding="StarMath 5.0">a_n = (%alpha_1,0 + %alpha_1,1 n + … + %alpha_{1,m_1-1} n^{m_1 – 1}) r_1^n newline
 + (%alpha_2,0 + %alpha_2,1 n + … + %alpha_{2,m_2-1} n^{m_2 – 1}) r_2^n newline
alignl+ ... newline
+(%alpha_{t,0} + %alpha_{t,1} n + … + %alpha_{t,m_t-1} n^{m_t – 1}) r_t^n</annotation>
  </semantics>
</math>
</file>

<file path=Object 13/content.xml><?xml version="1.0" encoding="utf-8"?>
<math xmlns="http://www.w3.org/1998/Math/MathML">
  <semantics>
    <mtable>
      <mtr>
        <mtd>
          <mrow>
            <mi mathvariant="italic">If</mi>
            <msub>
              <mi>F</mi>
              <mi>n</mi>
            </msub>
            <mi mathvariant="italic">is</mi>
            <mi mathvariant="italic">the</mi>
            <mi>n</mi>
            <mi>'</mi>
            <mi mathvariant="italic">th</mi>
            <mi mathvariant="italic">Fibonacci</mi>
            <mi mathvariant="italic">number</mi>
            <mi>,</mi>
            <mi mathvariant="italic">it</mi>
            <mi mathvariant="italic">can</mi>
            <mi mathvariant="italic">be</mi>
            <mi mathvariant="italic">represented</mi>
            <mi mathvariant="italic">by</mi>
            <mi mathvariant="italic">the</mi>
            <mi mathvariant="italic">following</mi>
            <mi mathvariant="italic">linear</mi>
          </mrow>
        </mtd>
      </mtr>
      <mtr>
        <mtd>
          <mrow>
            <mi mathvariant="italic">homogeneous</mi>
            <mi mathvariant="italic">recurrence</mi>
            <mi mathvariant="italic">relation</mi>
          </mrow>
        </mtd>
      </mtr>
      <mtr>
        <mtd>
          <mrow>
            <mrow>
              <msub>
                <mi>F</mi>
                <mi>n</mi>
              </msub>
              <mo stretchy="false">=</mo>
              <mrow>
                <msub>
                  <mi>F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i>F</mi>
                  <mrow>
                    <mrow>
                      <mi>n</mi>
                      <mo stretchy="false">−</mo>
                      <mn>2</mn>
                    </mrow>
                  </mrow>
                </msub>
              </mrow>
            </mrow>
            <mi>,</mi>
            <mrow>
              <mi>n</mi>
              <mo stretchy="false">≥</mo>
              <mn>2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F</mi>
                <mn>0</mn>
              </msub>
              <mo stretchy="false">=</mo>
              <mn>0,</mn>
            </mrow>
            <mrow>
              <msub>
                <mi>F</mi>
                <mn>1</mn>
              </msub>
              <mo stretchy="false">=</mo>
              <mn>1</mn>
            </mrow>
          </mrow>
        </mtd>
      </mtr>
    </mtable>
    <annotation encoding="StarMath 5.0">If F_n is the n'th Fibonacci number, it can be represented by the following linear  newline  homogeneous recurrence relation newline
F_n = F_{n-1} + F_{n-2}, n ge 2 newline Initial conditions: F_0 = 0, F_1 = 1</annotation>
  </semantics>
</math>
</file>

<file path=Object 14/content.xml><?xml version="1.0" encoding="utf-8"?>
<math xmlns="http://www.w3.org/1998/Math/MathML">
  <semantics>
    <mtable>
      <mtr>
        <mtd>
          <mrow>
            <msub>
              <mi>b</mi>
              <mi>n</mi>
            </msub>
            <mi>,</mi>
            <mi mathvariant="italic">the</mi>
            <mi mathvariant="italic">number</mi>
            <mi mathvariant="italic">of</mi>
            <mi mathvariant="italic">ways</mi>
            <mtext>to</mtext>
            <mi mathvariant="italic">cover</mi>
            <mi mathvariant="italic">the</mi>
            <mrow>
              <mn>2</mn>
              <mo stretchy="false">∗</mo>
              <mi>n</mi>
            </mrow>
            <mi mathvariant="italic">chessboard</mi>
            <mi mathvariant="italic">can</mi>
            <mi mathvariant="italic">be</mi>
            <mi mathvariant="italic">represented</mi>
            <mi mathvariant="italic">by</mi>
            <mi mathvariant="italic">the</mi>
            <mi mathvariant="italic">following</mi>
            <mi mathvariant="italic">linear</mi>
            <mi mathvariant="italic">homogeneous</mi>
          </mrow>
        </mtd>
      </mtr>
      <mtr>
        <mtd>
          <mrow>
            <mi mathvariant="italic">equation</mi>
          </mrow>
        </mtd>
      </mtr>
      <mtr>
        <mtd>
          <mrow>
            <mrow>
              <msub>
                <mi>b</mi>
                <mi>n</mi>
              </msub>
              <mo stretchy="false">=</mo>
              <mrow>
                <msub>
                  <mi>b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i>b</mi>
                  <mrow>
                    <mrow>
                      <mi>n</mi>
                      <mo stretchy="false">−</mo>
                      <mn>2</mn>
                    </mrow>
                  </mrow>
                </msub>
              </mrow>
            </mrow>
            <mi>,</mi>
            <mrow>
              <mi>n</mi>
              <mo stretchy="false">≥</mo>
              <mn>3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b</mi>
                <mn>1</mn>
              </msub>
              <mo stretchy="false">=</mo>
              <mn>1,</mn>
            </mrow>
            <mrow>
              <msub>
                <mi>b</mi>
                <mn>2</mn>
              </msub>
              <mo stretchy="false">=</mo>
              <mn>2</mn>
            </mrow>
          </mrow>
        </mtd>
      </mtr>
    </mtable>
    <annotation encoding="StarMath 5.0">b_n, the number of ways "to" cover the 2*n chessboard can be represented by the following linear homogeneous newline equation newline
b_n = b_{n-1} + b_{n-2}, n ge 3 newline
Initial conditions: b_1 = 1, b_2 = 2
</annotation>
  </semantics>
</math>
</file>

<file path=Object 15/content.xml><?xml version="1.0" encoding="utf-8"?>
<math xmlns="http://www.w3.org/1998/Math/MathML">
  <semantics>
    <mtable>
      <mtr>
        <mtd>
          <mrow>
            <msub>
              <mi>b</mi>
              <mi>n</mi>
            </msub>
            <mi>,</mi>
            <mi mathvariant="italic">the</mi>
            <mi mathvariant="italic">number</mi>
            <mtext>of</mtext>
            <mi mathvariant="italic">ways</mi>
            <mtext>to</mtext>
            <mi mathvariant="italic">cover</mi>
            <mi mathvariant="italic">the</mi>
            <mrow>
              <mn>2</mn>
              <mo stretchy="false">∗</mo>
              <mi>n</mi>
            </mrow>
            <mi mathvariant="italic">chess</mi>
            <mi mathvariant="italic">board</mi>
            <mi mathvariant="italic">with</mi>
            <mi>L</mi>
            <mi mathvariant="italic">shaped</mi>
            <mtext>and</mtext>
            <mrow>
              <mn>1</mn>
              <mo stretchy="false">∗</mo>
              <mi>l</mi>
            </mrow>
            <mi mathvariant="italic">tiles</mi>
            <mi mathvariant="italic">can</mi>
            <mi mathvariant="italic">be</mi>
            <mi mathvariant="italic">represented</mi>
            <mi mathvariant="italic">by</mi>
            <mi mathvariant="italic">the</mi>
          </mrow>
        </mtd>
      </mtr>
      <mtr>
        <mtd>
          <mrow>
            <mi mathvariant="italic">recurrence</mi>
            <mi mathvariant="italic">relation</mi>
          </mrow>
        </mtd>
      </mtr>
      <mtr>
        <mtd>
          <mrow>
            <mrow>
              <msub>
                <mi>b</mi>
                <mi>n</mi>
              </msub>
              <mo stretchy="false">=</mo>
              <mrow>
                <mrow>
                  <msub>
                    <mi>b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  <mo stretchy="false">+</mo>
                  <msub>
                    <mn>4b</mn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  <mo stretchy="false">+</mo>
                <msub>
                  <mn>2b</mn>
                  <mrow>
                    <mrow>
                      <mi>n</mi>
                      <mo stretchy="false">−</mo>
                      <mn>3</mn>
                    </mrow>
                  </mrow>
                </msub>
              </mrow>
            </mrow>
            <mrow>
              <mi>n</mi>
              <mo stretchy="false">≥</mo>
              <mn>4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1,</mn>
            </mrow>
            <mrow>
              <msub>
                <mi>a</mi>
                <mn>2</mn>
              </msub>
              <mo stretchy="false">=</mo>
              <mn>5,</mn>
            </mrow>
            <mrow>
              <msub>
                <mi>a</mi>
                <mn>3</mn>
              </msub>
              <mo stretchy="false">=</mo>
              <mn>11</mn>
            </mrow>
          </mrow>
        </mtd>
      </mtr>
    </mtable>
    <annotation encoding="StarMath 5.0">b_n, the number "of" ways "to" cover the 2*n chess board with L shaped "and" 1*l tiles can be represented by the newline 
recurrence relation newline
b_n = b_{n-1} + 4b_{n-2} + 2b_{n-3} n ge 4 newline Initial conditions: a_1 = 1, a_2 = 5, a_3 = 11
</annotation>
  </semantics>
</math>
</file>

<file path=Object 16/content.xml><?xml version="1.0" encoding="utf-8"?>
<math xmlns="http://www.w3.org/1998/Math/MathML">
  <semantics>
    <mtable>
      <mtr>
        <mtd>
          <mrow>
            <msub>
              <mi>a</mi>
              <mi>n</mi>
            </msub>
            <mi>,</mi>
            <mi mathvariant="italic">the</mi>
            <mi mathvariant="italic">number</mi>
            <mi mathvariant="italic">of</mi>
            <mi mathvariant="italic">ways</mi>
            <mi mathvariant="italic">expressions</mi>
            <mi mathvariant="italic">can</mi>
            <mi mathvariant="italic">be</mi>
            <mi mathvariant="italic">formed</mi>
            <mi mathvariant="italic">using</mi>
            <mi>n</mi>
            <mi mathvariant="italic">digits</mi>
            <mi>,</mi>
            <mi mathvariant="italic">can</mi>
            <mi mathvariant="italic">be</mi>
            <mi mathvariant="italic">represented</mi>
            <mi mathvariant="italic">by</mi>
            <mi mathvariant="italic">the</mi>
            <mi mathvariant="italic">following</mi>
            <mi mathvariant="italic">linear</mi>
          </mrow>
        </mtd>
      </mtr>
      <mtr>
        <mtd>
          <mrow>
            <mi mathvariant="italic">homogeneous</mi>
            <mi mathvariant="italic">equation</mi>
            <mrow>
              <mo stretchy="false">(</mo>
              <mrow>
                <mtext>note that the last symbol has to be a digit</mtext>
              </mrow>
              <mo stretchy="false">)</mo>
            </mrow>
            <mi>,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sub>
                  <mn>10a</mn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n>39a</mn>
                  <mrow>
                    <mrow>
                      <mi>n</mi>
                      <mo stretchy="false">−</mo>
                      <mn>2</mn>
                    </mrow>
                  </mrow>
                </msub>
              </mrow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10,</mn>
            </mrow>
            <mrow>
              <msub>
                <mi>a</mi>
                <mn>2</mn>
              </msub>
              <mo stretchy="false">=</mo>
              <mn>100</mn>
            </mrow>
          </mrow>
        </mtd>
      </mtr>
    </mtable>
    <annotation encoding="StarMath 5.0">a_n, the number of ways expressions can be formed using n digits, can be represented by the following linear newline 
homogeneous equation("note that the last symbol has to be a digit"), newline
a_n = 10a_{n-1} + 39a_{n-2} newline
Initial conditions: a_1 = 10, a_2 = 100
</annotation>
  </semantics>
</math>
</file>

<file path=Object 17/content.xml><?xml version="1.0" encoding="utf-8"?>
<math xmlns="http://www.w3.org/1998/Math/MathML">
  <semantics>
    <mtable>
      <mtr>
        <mtd>
          <mrow>
            <msub>
              <mi>a</mi>
              <mi>n</mi>
            </msub>
            <mi>,</mi>
            <mi mathvariant="italic">the</mi>
            <mi mathvariant="italic">number</mi>
            <mi mathvariant="italic">of</mi>
            <mi mathvariant="italic">binary</mi>
            <mi mathvariant="italic">strings</mi>
            <mi mathvariant="italic">of</mi>
            <mi mathvariant="italic">length</mi>
            <mi>n</mi>
            <mi mathvariant="italic">with</mi>
            <mi mathvariant="italic">no</mi>
            <mi mathvariant="italic">consecutive</mi>
            <mn>0</mn>
            <mi>'</mi>
            <mi>s</mi>
            <mi>,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</mrow>
        </mtd>
      </mtr>
      <mtr>
        <mtd>
          <mrow>
            <mi mathvariant="italic">homogeneous</mi>
            <mi mathvariant="italic">recurrence</mi>
            <mi mathvariant="italic">relation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sub>
                  <mi>a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i>a</mi>
                  <mrow>
                    <mrow>
                      <mi>n</mi>
                      <mo stretchy="false">−</mo>
                      <mn>2</mn>
                    </mrow>
                  </mrow>
                </msub>
              </mrow>
            </mrow>
            <mi>,</mi>
            <mrow>
              <mi>n</mi>
              <mo stretchy="false">≥</mo>
              <mn>3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2,</mn>
            </mrow>
            <mrow>
              <msub>
                <mi>a</mi>
                <mn>2</mn>
              </msub>
              <mo stretchy="false">=</mo>
              <mn>3</mn>
            </mrow>
          </mrow>
        </mtd>
      </mtr>
    </mtable>
    <annotation encoding="StarMath 5.0">a_n, the number of binary strings of length n with no consecutive 0's, can be represented by the linear newline 
homogeneous recurrence relation newline
a_n = a_{n-1} + a_{n-2}, n ge 3 newline
Initial conditions: a_1 = 2, a_2 = 3
</annotation>
  </semantics>
</math>
</file>

<file path=Object 18/content.xml><?xml version="1.0" encoding="utf-8"?>
<math xmlns="http://www.w3.org/1998/Math/MathML">
  <semantics>
    <mtable>
      <mtr>
        <mtd>
          <mrow>
            <msub>
              <mi>a</mi>
              <mi>n</mi>
            </msub>
            <mi>,</mi>
            <mi mathvariant="italic">the</mi>
            <mi mathvariant="italic">number</mi>
            <mi mathvariant="italic">of</mi>
            <mi mathvariant="italic">binary</mi>
            <mi mathvariant="italic">strings</mi>
            <mi mathvariant="italic">of</mi>
            <mi mathvariant="italic">length</mi>
            <mi>n</mi>
            <mi mathvariant="italic">with</mi>
            <mi mathvariant="italic">no</mi>
            <mi mathvariant="italic">consecutive</mi>
            <mi>a</mi>
            <mi>'</mi>
            <mi>s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</mrow>
        </mtd>
      </mtr>
      <mtr>
        <mtd>
          <mrow>
            <mi mathvariant="italic">homogeneous</mi>
            <mi mathvariant="italic">recurrence</mi>
            <mi mathvariant="italic">relation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row>
                  <msub>
                    <mn>2a</mn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  <mo stretchy="false">+</mo>
                  <msub>
                    <mi>a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  <mo stretchy="false">+</mo>
                <msub>
                  <mi>a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row>
            <mi>,</mi>
            <mrow>
              <mi>n</mi>
              <mo stretchy="false">≥</mo>
              <mn>3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1,</mn>
            </mrow>
            <mrow>
              <msub>
                <mi>a</mi>
                <mn>2</mn>
              </msub>
              <mo stretchy="false">=</mo>
              <mrow/>
            </mrow>
          </mrow>
        </mtd>
      </mtr>
    </mtable>
    <annotation encoding="StarMath 5.0">a_n, the number of binary strings of length n with no consecutive a's can be represented by the linear newline homogeneous recurrence relation newline
a_n = 2a_{n-2} + a_{n-1} + a_{n-1}, n ge 3 newline
Initial conditions: a_1 = 1, a_2 = </annotation>
  </semantics>
</math>
</file>

<file path=Object 19/content.xml><?xml version="1.0" encoding="utf-8"?>
<math xmlns="http://www.w3.org/1998/Math/MathML">
  <semantics>
    <mtable>
      <mtr>
        <mtd>
          <mrow>
            <msub>
              <mi>p</mi>
              <mi>n</mi>
            </msub>
            <mi>,</mi>
            <mi mathvariant="italic">the</mi>
            <mi mathvariant="italic">amount</mi>
            <mi mathvariant="italic">after</mi>
            <mi>n</mi>
            <mi mathvariant="italic">time</mi>
            <mi mathvariant="italic">periods</mi>
            <mi mathvariant="italic">can</mi>
            <mi mathvariant="italic">be</mi>
            <mi mathvariant="italic">represented</mi>
            <mi mathvariant="italic">by</mi>
            <mi mathvariant="italic">the</mi>
            <mi mathvariant="italic">linear</mi>
            <mi mathvariant="italic">homogeneous</mi>
            <mi mathvariant="italic">recurrence</mi>
            <mi mathvariant="italic">relation</mi>
          </mrow>
        </mtd>
      </mtr>
      <mtr>
        <mtd>
          <mrow>
            <mrow>
              <msub>
                <mi>p</mi>
                <mi>n</mi>
              </msub>
              <mo stretchy="false">=</mo>
              <mrow>
                <msub>
                  <mi>p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i mathvariant="italic">rp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row>
            <mi>,</mi>
            <mrow>
              <mi>n</mi>
              <mo stretchy="false">≥</mo>
              <mn>2</mn>
            </mrow>
            <mtext>and</mtext>
            <mi>r</mi>
            <mi mathvariant="italic">is</mi>
            <mi mathvariant="italic">the</mi>
            <mi mathvariant="italic">rate</mi>
            <mi mathvariant="italic">of</mi>
            <mi mathvariant="italic">interest</mi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p</mi>
                <mn>0</mn>
              </msub>
              <mo stretchy="false">=</mo>
              <mi mathvariant="italic">some</mi>
            </mrow>
            <mi mathvariant="italic">amount</mi>
          </mrow>
        </mtd>
      </mtr>
    </mtable>
    <annotation encoding="StarMath 5.0">p_n, the amount after n time periods can be represented by the linear homogeneous recurrence relation newline
p_n = p_{n-1} + rp_{n-1}, n &gt;=2 "and" r is the rate of interest newline
Initial conditions: p_0 = some amount</annotation>
  </semantics>
</math>
</file>

<file path=Object 2/content.xml><?xml version="1.0" encoding="utf-8"?>
<math xmlns="http://www.w3.org/1998/Math/MathML">
  <semantics>
    <mrow>
      <mrow>
        <msup>
          <mi>r</mi>
          <mi>n</mi>
        </msup>
        <mo stretchy="false">=</mo>
        <msub>
          <mi>c</mi>
          <mn>1</mn>
        </msub>
      </mrow>
      <mrow>
        <msup>
          <mi>r</mi>
          <mrow>
            <mrow>
              <mi>n</mi>
              <mo stretchy="false">−</mo>
              <mn>1</mn>
            </mrow>
          </mrow>
        </msup>
        <mo stretchy="false">+</mo>
        <msub>
          <mi>c</mi>
          <mn>2</mn>
        </msub>
      </mrow>
      <mrow>
        <msup>
          <mi>r</mi>
          <mrow>
            <mrow>
              <mi>n</mi>
              <mo stretchy="false">−</mo>
              <mn>2</mn>
            </mrow>
          </mrow>
        </msup>
        <mo stretchy="false">+</mo>
        <mi>…</mi>
      </mrow>
      <msub>
        <mi>c</mi>
        <mi>k</mi>
      </msub>
      <msup>
        <mi>r</mi>
        <mrow>
          <mrow>
            <mi>n</mi>
            <mo stretchy="false">−</mo>
            <mi>k</mi>
          </mrow>
        </mrow>
      </msup>
    </mrow>
    <annotation encoding="StarMath 5.0">r^n = c_1 r^{n-1} + c_2 r^{n-2} + … c_k r^{n-k}</annotation>
  </semantics>
</math>
</file>

<file path=Object 20/content.xml><?xml version="1.0" encoding="utf-8"?>
<math xmlns="http://www.w3.org/1998/Math/MathML">
  <semantics>
    <mrow>
      <mrow>
        <mi>c</mi>
        <mo stretchy="false">⋅</mo>
        <msup>
          <mi>r</mi>
          <mi>n</mi>
        </msup>
      </mrow>
    </mrow>
    <annotation encoding="StarMath 5.0">c cdot r^n</annotation>
  </semantics>
</math>
</file>

<file path=Object 21/content.xml><?xml version="1.0" encoding="utf-8"?>
<math xmlns="http://www.w3.org/1998/Math/MathML">
  <semantics>
    <mtable>
      <mtr>
        <mtd>
          <mrow>
            <mi mathvariant="italic">Thus</mi>
            <msub>
              <mi>a</mi>
              <mi>n</mi>
            </msub>
            <mi>,</mi>
            <mi mathvariant="italic">the</mi>
            <mi mathvariant="italic">number</mi>
            <mi mathvariant="italic">of</mi>
            <mi mathvariant="italic">subsets</mi>
            <mi mathvariant="italic">of</mi>
            <mrow>
              <mi>S</mi>
              <mo stretchy="false">=</mo>
              <mtext>{</mtext>
            </mrow>
            <mn>1,</mn>
            <mn>2,</mn>
            <mi>…</mi>
            <mi>n</mi>
            <mtext>}</mtext>
            <mi mathvariant="italic">which</mi>
            <mi mathvariant="italic">do</mi>
            <mi mathvariant="italic">not</mi>
            <mi mathvariant="italic">contain</mi>
            <mi mathvariant="italic">consecutive</mi>
            <mi mathvariant="italic">numbers</mi>
            <mi>,</mi>
            <mi mathvariant="italic">can</mi>
          </mrow>
        </mtd>
      </mtr>
      <mtr>
        <mtd>
          <mrow>
            <mi mathvariant="italic">be</mi>
            <mi mathvariant="italic">represented</mi>
            <mi mathvariant="italic">by</mi>
            <mi mathvariant="italic">the</mi>
            <mi mathvariant="italic">linear</mi>
            <mi mathvariant="italic">homogeneous</mi>
            <mi mathvariant="italic">recurrence</mi>
            <mi mathvariant="italic">relation</mi>
            <mi>,</mi>
          </mrow>
        </mtd>
      </mtr>
      <mtr>
        <mtd>
          <mrow>
            <mrow>
              <msub>
                <mi>a</mi>
                <mi>n</mi>
              </msub>
              <mo stretchy="false">=</mo>
              <mrow>
                <msub>
                  <mi>a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b>
                  <mi>a</mi>
                  <mrow>
                    <mrow>
                      <mi>n</mi>
                      <mo stretchy="false">−</mo>
                      <mn>2</mn>
                    </mrow>
                  </mrow>
                </msub>
              </mrow>
            </mrow>
            <mi>,</mi>
            <mrow>
              <mi>n</mi>
              <mo stretchy="false">≥</mo>
              <mn>3</mn>
            </mrow>
          </mrow>
        </mtd>
      </mtr>
      <mtr>
        <mtd>
          <mrow>
            <mi mathvariant="italic">Initial</mi>
            <mi mathvariant="italic">conditions</mi>
            <mi mathvariant="normal">:</mi>
            <mrow>
              <msub>
                <mi>a</mi>
                <mn>1</mn>
              </msub>
              <mo stretchy="false">=</mo>
              <mn>1,</mn>
            </mrow>
            <mrow>
              <msub>
                <mi>a</mi>
                <mn>2</mn>
              </msub>
              <mo stretchy="false">=</mo>
              <mn>2</mn>
            </mrow>
          </mrow>
        </mtd>
      </mtr>
    </mtable>
    <annotation encoding="StarMath 5.0">Thus a_n, the number of subsets of S = "{"1, 2, … n"}" which do not contain consecutive numbers, can newline be represented by the linear homogeneous recurrence relation, newline
a_n = a_{n-1} + a_{n-2}, n &gt;=3 newline
Initial conditions : a_1 = 1, a_2 = 2
</annotation>
  </semantics>
</math>
</file>

<file path=Object 22/content.xml><?xml version="1.0" encoding="utf-8"?>
<math xmlns="http://www.w3.org/1998/Math/MathML">
  <semantics>
    <mrow>
      <mi>r</mi>
    </mrow>
    <annotation encoding="StarMath 5.0">r</annotation>
  </semantics>
</math>
</file>

<file path=Object 3/content.xml><?xml version="1.0" encoding="utf-8"?>
<math xmlns="http://www.w3.org/1998/Math/MathML">
  <semantics>
    <mrow>
      <mrow>
        <msub>
          <mi>a</mi>
          <mi>n</mi>
        </msub>
        <mo stretchy="false">=</mo>
        <msub>
          <mo stretchy="false">α</mo>
          <mn>1</mn>
        </msub>
      </mrow>
      <mrow>
        <msubsup>
          <mi>r</mi>
          <mn>1</mn>
          <mi>n</mi>
        </msubsup>
        <mo stretchy="false">+</mo>
        <msub>
          <mo stretchy="false">α</mo>
          <mn>2</mn>
        </msub>
      </mrow>
      <mrow>
        <mrow>
          <msubsup>
            <mi>r</mi>
            <mn>2</mn>
            <mi>n</mi>
          </msubsup>
          <mo stretchy="false">+</mo>
          <mi>…</mi>
        </mrow>
        <mo stretchy="false">+</mo>
        <msub>
          <mo stretchy="false">α</mo>
          <mi>k</mi>
        </msub>
      </mrow>
      <msubsup>
        <mi>r</mi>
        <mi>k</mi>
        <mi>n</mi>
      </msubsup>
    </mrow>
    <annotation encoding="StarMath 5.0">a_n = %alpha_1 r_1^n +  %alpha_2 r_2^n + … + %alpha_k r_k^n</annotation>
  </semantics>
</math>
</file>

<file path=Object 4/content.xml><?xml version="1.0" encoding="utf-8"?>
<math xmlns="http://www.w3.org/1998/Math/MathML">
  <semantics>
    <mrow>
      <msub>
        <mo stretchy="false">α</mo>
        <mn>1,</mn>
      </msub>
      <msub>
        <mo stretchy="false">α</mo>
        <mn>2,</mn>
      </msub>
      <mi>…</mi>
      <mi>,</mi>
      <msub>
        <mo stretchy="false">α</mo>
        <mi>k</mi>
      </msub>
    </mrow>
    <annotation encoding="StarMath 5.0">%alpha_1, %alpha_2, …, %alpha_k</annotation>
  </semantics>
</math>
</file>

<file path=Object 5/content.xml><?xml version="1.0" encoding="utf-8"?>
<math xmlns="http://www.w3.org/1998/Math/MathML">
  <semantics>
    <mrow>
      <msub>
        <mi>r</mi>
        <mn>1,</mn>
      </msub>
      <msub>
        <mi>r</mi>
        <mn>2,</mn>
      </msub>
      <mi>…</mi>
      <mi>,</mi>
      <msub>
        <mi>r</mi>
        <mi>k</mi>
      </msub>
    </mrow>
    <annotation encoding="StarMath 5.0">r_1, r_2, …, r_k </annotation>
  </semantics>
</math>
</file>

<file path=Object 6/content.xml><?xml version="1.0" encoding="utf-8"?>
<math xmlns="http://www.w3.org/1998/Math/MathML">
  <semantics>
    <mrow>
      <mrow>
        <msub>
          <mi>a</mi>
          <mi>n</mi>
        </msub>
        <mo stretchy="false">=</mo>
        <msub>
          <mo stretchy="false">α</mo>
          <mn>1</mn>
        </msub>
      </mrow>
      <mrow>
        <msubsup>
          <mi>r</mi>
          <mn>0</mn>
          <mi>n</mi>
        </msubsup>
        <mo stretchy="false">+</mo>
        <msub>
          <mo stretchy="false">α</mo>
          <mn>2</mn>
        </msub>
      </mrow>
      <mrow>
        <mrow>
          <msubsup>
            <mi mathvariant="italic">nr</mi>
            <mn>0</mn>
            <mi>n</mi>
          </msubsup>
          <mo stretchy="false">+</mo>
          <mi>…</mi>
        </mrow>
        <mo stretchy="false">+</mo>
        <msub>
          <mo stretchy="false">α</mo>
          <mi>k</mi>
        </msub>
      </mrow>
      <msup>
        <mi>n</mi>
        <mrow>
          <mrow>
            <mi>m</mi>
            <mo stretchy="false">−</mo>
            <mn>1</mn>
          </mrow>
        </mrow>
      </msup>
      <msubsup>
        <mi>r</mi>
        <mn>0</mn>
        <mi>n</mi>
      </msubsup>
    </mrow>
    <annotation encoding="StarMath 5.0">a_n = %alpha_1 r_0^n + %alpha_2 nr_0^n + … + %alpha_k n^{m-1}r_0^n</annotation>
  </semantics>
</math>
</file>

<file path=Object 7/content.xml><?xml version="1.0" encoding="utf-8"?>
<math xmlns="http://www.w3.org/1998/Math/MathML">
  <semantics>
    <mrow>
      <msub>
        <mi>r</mi>
        <mn>1,</mn>
      </msub>
      <msub>
        <mi>r</mi>
        <mn>2,</mn>
      </msub>
      <mi>…</mi>
      <mi>,</mi>
      <msub>
        <mi>r</mi>
        <mi>t</mi>
      </msub>
    </mrow>
    <annotation encoding="StarMath 5.0">r_1, r_2, …, r_t</annotation>
  </semantics>
</math>
</file>

<file path=Object 8/content.xml><?xml version="1.0" encoding="utf-8"?>
<math xmlns="http://www.w3.org/1998/Math/MathML">
  <semantics>
    <mrow>
      <msub>
        <mi>m</mi>
        <mn>1,</mn>
      </msub>
      <msub>
        <mi>m</mi>
        <mn>2,</mn>
      </msub>
      <mi>…</mi>
      <mi>,</mi>
      <msub>
        <mi>m</mi>
        <mi>t</mi>
      </msub>
    </mrow>
    <annotation encoding="StarMath 5.0">m_1, m_2, …, m_t</annotation>
  </semantics>
</math>
</file>

<file path=Object 9/content.xml><?xml version="1.0" encoding="utf-8"?>
<math xmlns="http://www.w3.org/1998/Math/MathML">
  <semantics>
    <mrow>
      <mrow>
        <msub>
          <mi>m</mi>
          <mi>i</mi>
        </msub>
        <mo stretchy="false">≥</mo>
        <mn>1</mn>
      </mrow>
    </mrow>
    <annotation encoding="StarMath 5.0">m_i ge 1</annotation>
  </semantics>
</math>
</file>